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12.42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50.55mm"/>
    </style:style>
    <style:style style:name="co4" style:family="table-column">
      <style:table-column-properties fo:break-before="auto" style:column-width="78.0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font-name="Verdana"/>
    </style:style>
    <style:style style:name="ce4" style:family="table-cell" style:parent-style-name="Default">
      <style:table-cell-properties fo:background-color="transparent"/>
      <style:text-properties fo:color="#000000" style:font-name="Verdana"/>
    </style:style>
    <style:style style:name="ce5" style:family="table-cell" style:parent-style-name="Default">
      <style:table-cell-properties fo:background-color="transparent"/>
      <style:text-properties style:font-name="Verdana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office:value-type="string" calcext:value-type="string">
            <text:p>Home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Rathaus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Stadtverwaltung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Ämt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rvicestell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aus Graz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ormular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ordnung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leichstellu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usgezeichn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chtlich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ontak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olitik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Stadtregieru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emeinder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ezirksrät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igrantInnenbeir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ahlergebniss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raz Internation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ews + Press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News aus der Stadt Graz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I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mtsblat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ssefoto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pp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istungsbericht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sseservic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ürgerbeteiligung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Leitlini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erm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eir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ürgerinitiativ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ormale Anregung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raz wächst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Vorhabenlist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ininghau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mart Cit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riesplatz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bensraum Mu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dtpar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itere Projekt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bgeschlossene Projek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tadtentwicklung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Stadtplanu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dtbaudirek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kehrsplanu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rünraum+Gewäss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mfrage zur Lebensqualitä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eoportal + Vermessung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Onlinekarten A-Z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eodat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messungsleistung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storische Dat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3D-Stadtmodel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udget + Kontroll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Budget + Rechnungsabschlus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fener Haushalt – Gemeinde Graz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üfberichte des Stadtrechnungshof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dtrechnungsho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Integration + Menschenrecht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Stadt der Menschenrecht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grationsangebot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enschenrechtsbeir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Zahlen, Daten, Fakt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rreligiöse Initiativ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grationsprojekt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pecial Olympics 20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eben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Persönliche Dokument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Meldezette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usweise + Urkund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eirat + Verpartneru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odesfal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irchenaustrit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olksbefragu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itere Leistung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lanen und Bauen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Baurech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auverhandlung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eodaten Planungsser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aus- und Bauabgab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ausnummer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lanungsstandar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asserrech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inderbetreuung + Schul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Kinderkripp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indergärt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hul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orte + Tagesbetreuu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agesmütter/-vät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itere Leistung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inder, Familie, Frauen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Famili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Juge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erien + Freizei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hwangerschaf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rau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raz4gir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gionale Jugendämt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ewslett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itere Leistung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oziales + SeniorInnen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Soziale Hilf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iorInn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enpflege + Betreuu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enschen mit Behinderu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üche Graz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bdachlosigkei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itere Leistung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ohnen, Wasser, Abfall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Gemeindewohnung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reie Gemeindewohnung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ausverwaltung Such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ohnrechtsberatu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asser + Abwass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bfal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dtteilzentr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itere Leistung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esundheit + Umwelt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Gesundheitsdienst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mpf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mwel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bensmittelsicherheit (Lebensmittelkontrolle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itere Leistung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icherheit + Notfäll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Notrufnummer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undser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efahrtenstatu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rdnungswach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ombenblindgän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icherheit A-Z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atastrophenfonds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 calcext:value-type="string">
            <text:p>Defibrillator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egen Extremismu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atur + Tier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Naturschutz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aumschutz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flanzenschutz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er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und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ors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eruf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Gewerb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Gewerbe: Anmeldung, Verfahr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ewerbe: Gewerbliche Betriebsanlag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echnische Anlag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ründerInnen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oworking Arbeitsplatzförderu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olmetsch für GründerInn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owdfunding-Förderu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ietförderu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örderung symmetrischer Breitbandanschlüss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ründerInnen-Netzwerkreis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4 Innovationszentru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reen Tech Hub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obs + Ausschreibungen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Offene Stell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ellenbewerbu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usschreibung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erialarbei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Zivildiens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teuern + Abgaben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Kommunalsteu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ächtigungsabgab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ustbarkeitsabgab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ourismusinteressentenbeitrag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irtschaft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Wirtschaftsser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ründen in Graz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etzwerke in Graz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andwirtschaftliche Förderung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rbeit, Bildung, Ehrenamt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Arbeit + Beschäftigu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ildungs- &amp; Berufsberatu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hrenam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ubventionen + Förderungen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Frauen &amp; Gleichstellu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esundhei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inder + Famili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ultur 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S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mwel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 calcext:value-type="string">
            <text:p>Wirtschaft 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ür Veranstalter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Ansuchen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Öffentliche Plätze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Städtische Locati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raßenmusi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´scheit feier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tädtische Immobilien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5" office:value-type="string" calcext:value-type="string">
            <text:p>Verkau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mietu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reie Geschäftsräumlichkeit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eimgärt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orbehaltsfläche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raz erfahren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Stadtplan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Online Karte: Stadtplan/Stadtkart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nline Karte: Sicherheitsstadtpla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nline Karte: Radkart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nline Karte: Barrierefreier Stadtpla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Verkehr + Parken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Öffentlicher Verkeh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usnahmegenehmigungen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Fahrrad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Sanfte Mobilitä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austell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bilitätssche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itere Leistung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ehenswerte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Webcam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henswürdigkeit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oto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nno dazum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ultur</text:p>
          </table:table-cell>
          <table:table-cell table:style-name="ce5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port + Naherholung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S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utdoor-Aktivität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rkanlag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inderspielplätz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aherholungsgebiet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itere Leistung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ärkt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Über Graz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Geschicht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raz in Zahl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ersönlichkeit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arrieren abbauen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Akustiklamp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arrierefreie WC-Anlag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ehindertenparkplätz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lindeleitsyste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nline Karte: Barrierefreier Stadtplan</text:p>
          </table:table-cell>
          <table:table-cell table:number-columns-repeated="1020"/>
        </table:table-row>
        <table:table-row table:style-name="ro1" table:number-rows-repeated="10483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6">00.00.0000</text:date>, <text:time style:data-style-name="N2" text:time-value="14:02:55.6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1:28:23.547644610</meta:creation-date>
    <dc:date>2019-10-06T14:03:17.144000000</dc:date>
    <meta:editing-duration>PT1H50M57S</meta:editing-duration>
    <meta:editing-cycles>12</meta:editing-cycles>
    <meta:generator>LibreOffice/6.2.5.2$Windows_X86_64 LibreOffice_project/1ec314fa52f458adc18c4f025c545a4e8b22c159</meta:generator>
    <meta:document-statistic meta:table-count="1" meta:cell-count="234" meta:object-count="0"/>
  </office:meta>
</office:document-meta>
</file>